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9bb7b"/>
    </style:style>
    <style:style style:name="P2" style:family="paragraph" style:parent-style-name="Standard">
      <style:text-properties officeooo:rsid="0019bb7b" officeooo:paragraph-rsid="0019bb7b"/>
    </style:style>
    <style:style style:name="P3" style:family="paragraph" style:parent-style-name="Standard">
      <style:text-properties fo:font-style="normal" fo:font-weight="bold" officeooo:rsid="0019bb7b" officeooo:paragraph-rsid="001ba0a9" style:font-style-asian="normal" style:font-weight-asian="bold" style:font-style-complex="normal" style:font-weight-complex="bold"/>
    </style:style>
    <style:style style:name="P4" style:family="paragraph" style:parent-style-name="Standard">
      <style:text-properties fo:font-style="normal" fo:font-weight="bold" officeooo:rsid="0019bb7b" officeooo:paragraph-rsid="001c2a88" style:font-style-asian="normal" style:font-weight-asian="bold" style:font-style-complex="normal" style:font-weight-complex="bold"/>
    </style:style>
    <style:style style:name="P5" style:family="paragraph" style:parent-style-name="Standard">
      <style:text-properties fo:font-style="normal" fo:font-weight="bold" officeooo:rsid="0019bb7b" officeooo:paragraph-rsid="001e0911" style:font-style-asian="normal" style:font-weight-asian="bold" style:font-style-complex="normal" style:font-weight-complex="bold"/>
    </style:style>
    <style:style style:name="P6" style:family="paragraph" style:parent-style-name="Standard">
      <style:text-properties fo:font-style="normal" fo:font-weight="bold" officeooo:rsid="001c2a88" officeooo:paragraph-rsid="001c2a88" style:font-style-asian="normal" style:font-weight-asian="bold" style:font-style-complex="normal" style:font-weight-complex="bold"/>
    </style:style>
    <style:style style:name="T1" style:family="text">
      <style:text-properties officeooo:rsid="0019bb7b"/>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9bb7b" style:font-style-asian="italic" style:font-style-complex="italic"/>
    </style:style>
    <style:style style:name="T5" style:family="text">
      <style:text-properties fo:font-style="italic" officeooo:rsid="001ba0a9" style:font-style-asian="italic" style:font-style-complex="italic"/>
    </style:style>
    <style:style style:name="T6" style:family="text">
      <style:text-properties fo:font-style="italic" fo:font-weight="normal" officeooo:rsid="001ba0a9" style:font-style-asian="italic" style:font-weight-asian="normal" style:font-style-complex="italic" style:font-weight-complex="normal"/>
    </style:style>
    <style:style style:name="T7" style:family="text">
      <style:text-properties fo:font-style="italic" fo:font-weight="normal" officeooo:rsid="001c2a88"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ba0a9" style:font-style-asian="normal" style:font-style-complex="normal"/>
    </style:style>
    <style:style style:name="T10" style:family="text">
      <style:text-properties officeooo:rsid="001ba0a9"/>
    </style:style>
    <style:style style:name="T11" style:family="text">
      <style:text-properties fo:font-weight="normal" style:font-weight-asian="normal" style:font-weight-complex="normal"/>
    </style:style>
    <style:style style:name="T12" style:family="text">
      <style:text-properties fo:font-weight="normal" officeooo:rsid="001ba0a9" style:font-weight-asian="normal" style:font-weight-complex="normal"/>
    </style:style>
    <style:style style:name="T13" style:family="text">
      <style:text-properties fo:font-weight="normal" officeooo:rsid="001c2a88" style:font-weight-asian="normal" style:font-weight-complex="normal"/>
    </style:style>
    <style:style style:name="T14" style:family="text">
      <style:text-properties officeooo:rsid="001c2a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text:s/>heuristicSolve(grille)</text:span> : <text:span text:style-name="T4">essaye heurisqucSlove1 jusqu’à ce qu’une solution admissible soit trouvée</text:span><text:span text:style-name="T1">, </text:span></text:p>
      <text:p text:style-name="P1"><text:tab/><text:tab/>b,y=heuristicSolve1(grille)</text:p>
      <text:p text:style-name="P1"><text:span text:style-name="T1"><text:tab/><text:tab/>b=1 ssi la solution trouvée par heuristicSolve1 est admissible</text:span></text:p>
      <text:p text:style-name="P2"><text:span text:style-name="T2">heuristicSolve1(grille) </text:span>: <text:span text:style-name="T3">génère un vecteur y qui contient des cases noires qui masquent les doublons <text:s/>sur les lignes et les colones de la grille. Les choix sont faits aléatoirement. Renvoie b==1 ssi la grille ainsi trouvée est connexe.</text:span></text:p>
      <text:p text:style-name="P2"><text:span text:style-name="T3"><text:tab/></text:span><text:span text:style-name="T5">d</text:span><text:span text:style-name="T8">oublons : liste de liste de doublons ex : [[(i,j),(i,l),(i,k)],[…]] si sur la ligne i, les élements </text:span><text:span text:style-name="T9">aux positions </text:span><text:span text:style-name="T8">j </text:span><text:span text:style-name="T9">k </text:span><text:span text:style-name="T8">et l sont identiques</text:span></text:p>
      <text:p text:style-name="P2"><text:span text:style-name="T8"><text:tab/></text:span><text:span text:style-name="T9">cases_noires : liste des coordinnées des cases noires, remplies au fur et a mesure.</text:span></text:p>
      <text:p text:style-name="P2"><text:span text:style-name="T9"><text:tab/></text:span></text:p>
      <text:p text:style-name="P2"><text:span text:style-name="T9"><text:tab/>pour toute sous-liste de doublons, on essaye d’obstruer aléatoirement tous les éléments sauf 1. puis si c’est possible, on supprime cette sous liste de doublons.</text:span></text:p>
      <text:p text:style-name="P2"><text:span text:style-name="T9"/></text:p>
      <text:p text:style-name="P3"><text:span text:style-name="T10">liste_doublons(grille) </text:span><text:span text:style-name="T12">:génère une liste de liste de coordonnés de doublons. </text:span><text:span text:style-name="T11">ex : [[(i,j),(i,l),(i,k)],[…]] si sur la ligne i, les élements </text:span><text:span text:style-name="T12">aux positions </text:span><text:span text:style-name="T11">j </text:span><text:span text:style-name="T12">k </text:span><text:span text:style-name="T11">et l sont identiques</text:span></text:p>
      <text:p text:style-name="P3"><text:span text:style-name="T11"/></text:p>
      <text:p text:style-name="P3">doublon_ligne(i,grille,val) <text:span text:style-name="T11">: </text:span><text:span text:style-name="T6">mémorise dans une liste les couples de coordonnées de valeur val à la ligne i. s’il y en a plus que 2, retourne une telle liste.</text:span></text:p>
      <text:p text:style-name="P3"><text:span text:style-name="T6"/></text:p>
      <text:p text:style-name="P3"><text:span text:style-name="T10">doublon_colone(j,grille,val) </text:span><text:span text:style-name="T12">: </text:span><text:span text:style-name="T6">mémorise dans une liste les couples de coordonnées de valeur val à la colone j. s’il y en a plus que 2, retourne une telle liste.</text:span></text:p>
      <text:p text:style-name="P3"><text:span text:style-name="T11"/></text:p>
      <text:p text:style-name="P3">random_choose_in_list(l)<text:span text:style-name="T11"> : </text:span><text:span text:style-name="T6">retourne un élement aléatoire de l et son indice</text:span></text:p>
      <text:p text:style-name="P3"><text:span text:style-name="T6"/></text:p>
      <text:p text:style-name="P3"><text:span text:style-name="T10">supprimer_doublons_i_j(liste,i,j)</text:span><text:span text:style-name="T6">:s</text:span><text:span text:style-name="T7">upprimer dans une liste de couples de coordonnées les couples de coordonnées (i,j) </text:span></text:p>
      <text:p text:style-name="P3"><text:span text:style-name="T7"/></text:p>
      <text:p text:style-name="P4"><text:span text:style-name="T14">liste_cases_admissibles(y,x) :</text:span><text:span text:style-name="T13"> une case est admissible (à être noircie) si elle est entourée de cases blanches. Cette fonction renvoie toutes les cases admissibles de x(x liste de couples de coordonées) en fonction des cases noires déjà coloriées contenues dans y. </text:span></text:p>
      <text:p text:style-name="P4"><text:span text:style-name="T13"/></text:p>
      <text:p text:style-name="P5"><text:span text:style-name="T14">supprimer_doubons_de_x(grille,y,x) :</text:span><text:span text:style-name="T13"> </text:span><text:span text:style-name="T7">essaye de noircir les doublons de x tel que la grille reste connexe. envoie cases_noires une liste des coordonnées des cases nouvellement noircies s'il y arrive en moins de 3n tentatives, et renvoie [] sinon. y a été mis à jour.</text:span></text:p>
      <text:p text:style-name="P5"><text:span text:style-name="T13"/></text:p>
      <text:p text:style-name="P5"><text:span text:style-name="T13">x liste de couples de coordonnées qui sont les doublons d’une ligne ou d’une colone. On essaye de noircir tous ceux-ci sauf 1.</text:span></text:p>
      <text:p text:style-name="P4"><text:span text:style-name="T13"><text:tab/>tant que x contient plusieurs élements :</text:span></text:p>
      <text:p text:style-name="P4"><text:span text:style-name="T13"><text:tab/><text:tab/>on liste les cases admissibles dans x(couples de x qu’il est possible de noircir)</text:span></text:p>
      <text:p text:style-name="P4"><text:span text:style-name="T13"><text:tab/><text:tab/>s’il y en a :</text:span></text:p>
      <text:p text:style-name="P4"><text:span text:style-name="T13"><text:tab/><text:tab/><text:tab/>on choisit une case au hasard à noircir dans cases admissibles</text:span></text:p>
      <text:p text:style-name="P4"><text:span text:style-name="T13"><text:tab/><text:tab/><text:tab/>si la grille reste connexe :</text:span></text:p>
      <text:p text:style-name="P4"><text:span text:style-name="T13"><text:tab/><text:tab/><text:tab/><text:tab/>on ajoute cette case aux nouvelles cases noires</text:span></text:p>
      <text:p text:style-name="P4"><text:span text:style-name="T13"><text:tab/><text:tab/><text:tab/><text:tab/>on supprime cette case choisie de x</text:span></text:p>
      <text:p text:style-name="P4"><text:span text:style-name="T13"><text:tab/><text:tab/><text:tab/><text:tab/>on met à jour les cases admissibles</text:span></text:p>
      <text:p text:style-name="P6"><text:span text:style-name="T11"><text:tab/><text:tab/><text:tab/>sinon on recommence avec une autre case choisie au hasard.</text:span></text:p>
      <text:p text:style-name="P6"><text:span text:style-name="T11"><text:tab/>Si après au plus 3n tentatives on a bien x de taille 1 (on a noircie tous les autres doublons de cette ligne ou colone) on retourne les cases noires trouvées. Sinon c’est probablement qu’il n’est pas possible de noircir x et on renvoi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8T09:46:22.506000000</meta:creation-date>
    <dc:date>2021-04-28T10:25:45.022000000</dc:date>
    <meta:editing-duration>PT12M43S</meta:editing-duration>
    <meta:editing-cycles>3</meta:editing-cycles>
    <meta:generator>LibreOffice/7.0.4.2$Windows_X86_64 LibreOffice_project/dcf040e67528d9187c66b2379df5ea4407429775</meta:generator>
    <meta:document-statistic meta:table-count="0" meta:image-count="0" meta:object-count="0" meta:page-count="1" meta:paragraph-count="26" meta:word-count="457" meta:character-count="2827" meta:non-whitespace-character-count="2355"/>
  </office:meta>
</office:document-meta>
</file>